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ercício 3" table:style-name="ta1">
        <table:shapes>
          <draw:frame draw:z-index="0" draw:style-name="gr1" draw:text-style-name="P1" svg:width="15.999cm" svg:height="8.999cm" svg:x="6.34cm" svg:y="2.441cm">
            <draw:object draw:notify-on-update-of-ranges="'Exercício 3'.B6:'Exercício 3'.B14 'Exercício 3'.A4:'Exercício 3'.A4 'Exercício 3'.A6:'Exercício 3'.A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Default" office:value-type="string">
            <text:p>Nyquist</text:p>
          </table:table-cell>
          <table:table-cell table:style-name="Default" office:value-type="string">
            <text:p>Mcn = 2 * B * log2N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>
            <text:p>Mcn = 2 * B * Mmn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Banda</text:p>
          </table:table-cell>
          <table:table-cell table:style-name="Default" office:value-type="float" office:value="3000">
            <text:p>3000</text:p>
          </table:table-cell>
          <table:table-cell/>
        </table:table-row>
        <table:table-row table:style-name="ro2">
          <table:table-cell table:style-name="Default" office:value-type="string">
            <text:p>Mcn</text:p>
          </table:table-cell>
          <table:table-cell table:style-name="Default" office:value-type="string">
            <text:p>log2N</text:p>
          </table:table-cell>
          <table:table-cell office:value-type="string">
            <text:p>N</text:p>
          </table:table-cell>
        </table:table-row>
        <table:table-row table:style-name="ro1">
          <table:table-cell table:formula="of:=2*[.B4]*[.B6]" office:value-type="float" office:value="0">
            <text:p>0</text:p>
          </table:table-cell>
          <table:table-cell table:formula="of:=LOG([.C6];2)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2*[.B4]*[.B7]" office:value-type="float" office:value="6000">
            <text:p>6.000</text:p>
          </table:table-cell>
          <table:table-cell table:formula="of:=LOG([.C7];2)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2*[.B4]*[.B8]" office:value-type="float" office:value="12000">
            <text:p>12.000</text:p>
          </table:table-cell>
          <table:table-cell table:formula="of:=LOG([.C8];2)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2*[.B4]*[.B9]" office:value-type="float" office:value="18000">
            <text:p>18.000</text:p>
          </table:table-cell>
          <table:table-cell table:formula="of:=LOG([.C9];2)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formula="of:=2*[.B4]*[.B10]" office:value-type="float" office:value="24000">
            <text:p>24.000</text:p>
          </table:table-cell>
          <table:table-cell table:formula="of:=LOG([.C10];2)"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formula="of:=2*[.B4]*[.B11]" office:value-type="float" office:value="30000">
            <text:p>30.000</text:p>
          </table:table-cell>
          <table:table-cell table:formula="of:=LOG([.C11];2)" office:value-type="float" office:value="5">
            <text:p>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formula="of:=2*[.B4]*[.B12]" office:value-type="float" office:value="36000">
            <text:p>36.000</text:p>
          </table:table-cell>
          <table:table-cell table:formula="of:=LOG([.C12];2)" office:value-type="float" office:value="6">
            <text:p>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table:formula="of:=2*[.B4]*[.B13]" office:value-type="float" office:value="42000">
            <text:p>42.000</text:p>
          </table:table-cell>
          <table:table-cell table:formula="of:=LOG([.C13];2)" office:value-type="float" office:value="7">
            <text:p>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table:formula="of:=2*[.B4]*[.B14]" office:value-type="float" office:value="48000">
            <text:p>48.000</text:p>
          </table:table-cell>
          <table:table-cell table:formula="of:=LOG([.C14];2)" office:value-type="float" office:value="8">
            <text:p>8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style-name="Default"/>
          <table:table-cell table:style-name="ce2"/>
          <table:table-cell/>
        </table:table-row>
      </table:table>
      <table:table table:name="Exercício 4" table:style-name="ta1">
        <table:shapes>
          <draw:frame draw:z-index="0" draw:style-name="gr1" draw:text-style-name="P1" svg:width="15.999cm" svg:height="8.999cm" svg:x="13.1cm" svg:y="1.006cm">
            <draw:object draw:notify-on-update-of-ranges="'Exercício 4'.A3:'Exercício 4'.A3 'Exercício 4'.B3:'Exercício 4'.E3 'Exercício 4'.A5:'Exercício 4'.A5 'Exercício 4'.B5:'Exercício 4'.E5 'Exercício 4'.A6:'Exercício 4'.A6 'Exercício 4'.B6:'Exercício 4'.E6 'Exercício 4'.A7:'Exercício 4'.A7 'Exercício 4'.B7:'Exercício 4'.E7 'Exercício 4'.A8:'Exercício 4'.A8 'Exercício 4'.B8:'Exercício 4'.E8 'Exercício 4'.A9:'Exercício 4'.A9 'Exercício 4'.B9:'Exercício 4'.E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3"/>
        <table:table-column table:style-name="co3" table:default-cell-style-name="ce6"/>
        <table:table-column table:style-name="co2" table:number-columns-repeated="3" table:default-cell-style-name="ce6"/>
        <table:table-row table:style-name="ro1">
          <table:table-cell table:style-name="Default" office:value-type="string">
            <text:p>Shannon</text:p>
          </table:table-cell>
          <table:table-cell table:style-name="ce4" office:value-type="string">
            <text:p>Mcn = B * log(1 + S/N)</text:p>
          </table:table-cell>
          <table:table-cell table:style-name="ce7" table:number-columns-repeated="3"/>
        </table:table-row>
        <table:table-row table:style-name="ro1">
          <table:table-cell table:style-name="Default"/>
          <table:table-cell table:style-name="ce5"/>
          <table:table-cell table:style-name="ce7" table:number-columns-repeated="3"/>
        </table:table-row>
        <table:table-row table:style-name="ro1">
          <table:table-cell office:value-type="string">
            <text:p>Banda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70">
            <text:p>7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4]*LOG(1+10)" office:value-type="float" office:value="0">
            <text:p>0</text:p>
          </table:table-cell>
          <table:table-cell table:formula="of:=[.A4]*LOG(1+10^3)" office:value-type="float" office:value="0">
            <text:p>0</text:p>
          </table:table-cell>
          <table:table-cell table:formula="of:=[.A4]*LOG(1+10^5)" office:value-type="float" office:value="0">
            <text:p>0</text:p>
          </table:table-cell>
          <table:table-cell table:formula="of:=[.A4]*LOG(1+10^7)" office:value-type="float" office:value="0">
            <text:p>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[.A5]*LOG(1+10)" office:value-type="float" office:value="833.11414812658">
            <text:p>833</text:p>
          </table:table-cell>
          <table:table-cell table:formula="of:=[.A5]*LOG(1+10^3)" office:value-type="float" office:value="2400.34726198345">
            <text:p>2.400</text:p>
          </table:table-cell>
          <table:table-cell table:formula="of:=[.A5]*LOG(1+10^5)" office:value-type="float" office:value="4000.00347433848">
            <text:p>4.000</text:p>
          </table:table-cell>
          <table:table-cell table:formula="of:=[.A5]*LOG(1+10^7)" office:value-type="float" office:value="5600.00003474356">
            <text:p>5.600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formula="of:=[.A6]*LOG(1+10)" office:value-type="float" office:value="1666.22829625316">
            <text:p>1.666</text:p>
          </table:table-cell>
          <table:table-cell table:formula="of:=[.A6]*LOG(1+10^3)" office:value-type="float" office:value="4800.69452396691">
            <text:p>4.801</text:p>
          </table:table-cell>
          <table:table-cell table:formula="of:=[.A6]*LOG(1+10^5)" office:value-type="float" office:value="8000.00694867697">
            <text:p>8.000</text:p>
          </table:table-cell>
          <table:table-cell table:formula="of:=[.A6]*LOG(1+10^7)" office:value-type="float" office:value="11200.0000694871">
            <text:p>11.200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table:formula="of:=[.A7]*LOG(1+10)" office:value-type="float" office:value="2499.34244437974">
            <text:p>2.499</text:p>
          </table:table-cell>
          <table:table-cell table:formula="of:=[.A7]*LOG(1+10^3)" office:value-type="float" office:value="7201.04178595036">
            <text:p>7.201</text:p>
          </table:table-cell>
          <table:table-cell table:formula="of:=[.A7]*LOG(1+10^5)" office:value-type="float" office:value="12000.0104230154">
            <text:p>12.000</text:p>
          </table:table-cell>
          <table:table-cell table:formula="of:=[.A7]*LOG(1+10^7)" office:value-type="float" office:value="16800.0001042307">
            <text:p>16.800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table:formula="of:=[.A8]*LOG(1+10)" office:value-type="float" office:value="3332.45659250632">
            <text:p>3.332</text:p>
          </table:table-cell>
          <table:table-cell table:formula="of:=[.A8]*LOG(1+10^3)" office:value-type="float" office:value="9601.38904793382">
            <text:p>9.601</text:p>
          </table:table-cell>
          <table:table-cell table:formula="of:=[.A8]*LOG(1+10^5)" office:value-type="float" office:value="16000.0138973539">
            <text:p>16.000</text:p>
          </table:table-cell>
          <table:table-cell table:formula="of:=[.A8]*LOG(1+10^7)" office:value-type="float" office:value="22400.0001389742">
            <text:p>22.4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formula="of:=[.A9]*LOG(1+10)" office:value-type="float" office:value="4165.5707406329">
            <text:p>4.166</text:p>
          </table:table-cell>
          <table:table-cell table:formula="of:=[.A9]*LOG(1+10^3)" office:value-type="float" office:value="12001.7363099173">
            <text:p>12.002</text:p>
          </table:table-cell>
          <table:table-cell table:formula="of:=[.A9]*LOG(1+10^5)" office:value-type="float" office:value="20000.0173716924">
            <text:p>20.000</text:p>
          </table:table-cell>
          <table:table-cell table:formula="of:=[.A9]*LOG(1+10^7)" office:value-type="float" office:value="28000.0001737178">
            <text:p>28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14:06:23.10</meta:creation-date>
    <dc:date>2013-08-18T15:17:18.52</dc:date>
    <meta:editing-duration>PT40M4S</meta:editing-duration>
    <meta:editing-cycles>2</meta:editing-cycles>
    <meta:generator>LibreOffice/4.0.3.3$Windows_x86 LibreOffice_project/0eaa50a932c8f2199a615e1eb30f7ac74279539</meta:generator>
    <meta:document-statistic meta:table-count="2" meta:cell-count="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cm" svg:y="0.316cm" chart:style-name="ch2">
          <text:p>MCn x log2N</text:p>
        </chart:title>
        <chart:legend chart:legend-position="end" svg:x="13.677cm" svg:y="4.188cm" style:legend-expansion="high" chart:style-name="ch3"/>
        <chart:plot-area chart:style-name="ch4" table:cell-range-address="'Exercício 3'.A6:'Exercício 3'.B14 'Exercício 3'.A4:'Exercício 3'.A4" chart:data-source-has-labels="both" svg:x="1.358cm" svg:y="1.635cm" svg:width="11.679cm" svg:height="6.177cm">
          <chartooo:coordinate-region svg:x="2.641cm" svg:y="1.847cm" svg:width="10.302cm" svg:height="5.292cm"/>
          <chart:axis chart:dimension="x" chart:name="primary-x" chart:style-name="ch5" chartooo:axis-type="auto">
            <chartooo:date-scale/>
            <chart:title svg:x="6.703cm" svg:y="7.993cm" chart:style-name="ch6">
              <text:p>log2N</text:p>
            </chart:title>
            <chart:categories table:cell-range-address="'Exercício 3'.B6:'Exercício 3'.B14"/>
          </chart:axis>
          <chart:axis chart:dimension="y" chart:name="primary-y" chart:style-name="ch5">
            <chart:title svg:x="0.451cm" svg:y="5.111cm" chart:style-name="ch7">
              <text:p>MCn</text:p>
            </chart:title>
            <chart:grid chart:style-name="ch8" chart:class="major"/>
          </chart:axis>
          <chart:series chart:style-name="ch9" chart:values-cell-range-address="'Exercício 3'.A6:'Exercício 3'.A14" chart:label-cell-address="'Exercício 3'.A4:'Exercício 3'.A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da</text:p>
                <draw:g>
                  <svg:desc>'Exercício 3'.A4:'Exercício 3'.A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xercício 3'.B6:'Exercício 3'.B14</svg:desc>
                </draw:g>
              </table:table-cell>
              <table:table-cell office:value-type="float" office:value="0">
                <text:p>0</text:p>
                <draw:g>
                  <svg:desc>'Exercício 3'.A6:'Exercício 3'.A1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8000">
                <text:p>4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06cm" svg:y="0.316cm" chart:style-name="ch2">
          <text:p>MCn em cada banda</text:p>
        </chart:title>
        <chart:legend chart:legend-position="end" svg:x="13.915cm" svg:y="3.14cm" style:legend-expansion="high" chart:style-name="ch3"/>
        <chart:plot-area chart:style-name="ch4" table:cell-range-address="'Exercício 4'.A3:'Exercício 4'.E3 'Exercício 4'.A5:'Exercício 4'.E9" chart:data-source-has-labels="both" svg:x="1.358cm" svg:y="1.635cm" svg:width="11.917cm" svg:height="6.177cm">
          <chartooo:coordinate-region svg:x="2.641cm" svg:y="1.847cm" svg:width="10.447cm" svg:height="5.292cm"/>
          <chart:axis chart:dimension="x" chart:name="primary-x" chart:style-name="ch5" chartooo:axis-type="auto">
            <chartooo:date-scale/>
            <chart:title svg:x="7.034cm" svg:y="7.993cm" chart:style-name="ch6">
              <text:p>DB</text:p>
            </chart:title>
            <chart:categories table:cell-range-address="'Exercício 4'.B3:'Exercício 4'.E3"/>
          </chart:axis>
          <chart:axis chart:dimension="y" chart:name="primary-y" chart:style-name="ch7">
            <chart:title svg:x="0.451cm" svg:y="5.111cm" chart:style-name="ch8">
              <text:p>MCn</text:p>
            </chart:title>
            <chart:grid chart:style-name="ch9" chart:class="major"/>
          </chart:axis>
          <chart:series chart:style-name="ch10" chart:values-cell-range-address="'Exercício 4'.B5:'Exercício 4'.E5" chart:label-cell-address="'Exercício 4'.A5:'Exercício 4'.A5" chart:class="chart:line">
            <chart:data-point chart:repeated="4"/>
          </chart:series>
          <chart:series chart:style-name="ch11" chart:values-cell-range-address="'Exercício 4'.B6:'Exercício 4'.E6" chart:label-cell-address="'Exercício 4'.A6:'Exercício 4'.A6" chart:class="chart:line">
            <chart:data-point chart:repeated="4"/>
          </chart:series>
          <chart:series chart:style-name="ch12" chart:values-cell-range-address="'Exercício 4'.B7:'Exercício 4'.E7" chart:label-cell-address="'Exercício 4'.A7:'Exercício 4'.A7" chart:class="chart:line">
            <chart:data-point chart:repeated="4"/>
          </chart:series>
          <chart:series chart:style-name="ch13" chart:values-cell-range-address="'Exercício 4'.B8:'Exercício 4'.E8" chart:label-cell-address="'Exercício 4'.A8:'Exercício 4'.A8" chart:class="chart:line">
            <chart:data-point chart:repeated="4"/>
          </chart:series>
          <chart:series chart:style-name="ch14" chart:values-cell-range-address="'Exercício 4'.B9:'Exercício 4'.E9" chart:label-cell-address="'Exercício 4'.A9:'Exercício 4'.A9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Exercício 4'.B3:'Exercício 4'.E3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800</text:p>
                <draw:g>
                  <svg:desc>'Exercício 4'.A5:'Exercício 4'.A5</svg:desc>
                </draw:g>
              </table:table-cell>
              <table:table-cell office:value-type="float" office:value="833.11414812658">
                <text:p>833.11414812658</text:p>
                <draw:g>
                  <svg:desc>'Exercício 4'.B5:'Exercício 4'.E5</svg:desc>
                </draw:g>
              </table:table-cell>
              <table:table-cell office:value-type="float" office:value="2400.34726198345">
                <text:p>2400.34726198345</text:p>
              </table:table-cell>
              <table:table-cell office:value-type="float" office:value="4000.00347433848">
                <text:p>4000.00347433848</text:p>
              </table:table-cell>
              <table:table-cell office:value-type="float" office:value="5600.00003474356">
                <text:p>5600.00003474356</text:p>
              </table:table-cell>
            </table:table-row>
            <table:table-row>
              <table:table-cell office:value-type="string">
                <text:p>1600</text:p>
                <draw:g>
                  <svg:desc>'Exercício 4'.A6:'Exercício 4'.A6</svg:desc>
                </draw:g>
              </table:table-cell>
              <table:table-cell office:value-type="float" office:value="1666.22829625316">
                <text:p>1666.22829625316</text:p>
                <draw:g>
                  <svg:desc>'Exercício 4'.B6:'Exercício 4'.E6</svg:desc>
                </draw:g>
              </table:table-cell>
              <table:table-cell office:value-type="float" office:value="4800.69452396691">
                <text:p>4800.69452396691</text:p>
              </table:table-cell>
              <table:table-cell office:value-type="float" office:value="8000.00694867697">
                <text:p>8000.00694867697</text:p>
              </table:table-cell>
              <table:table-cell office:value-type="float" office:value="11200.0000694871">
                <text:p>11200.0000694871</text:p>
              </table:table-cell>
            </table:table-row>
            <table:table-row>
              <table:table-cell office:value-type="string">
                <text:p>2400</text:p>
                <draw:g>
                  <svg:desc>'Exercício 4'.A7:'Exercício 4'.A7</svg:desc>
                </draw:g>
              </table:table-cell>
              <table:table-cell office:value-type="float" office:value="2499.34244437974">
                <text:p>2499.34244437974</text:p>
                <draw:g>
                  <svg:desc>'Exercício 4'.B7:'Exercício 4'.E7</svg:desc>
                </draw:g>
              </table:table-cell>
              <table:table-cell office:value-type="float" office:value="7201.04178595036">
                <text:p>7201.04178595036</text:p>
              </table:table-cell>
              <table:table-cell office:value-type="float" office:value="12000.0104230154">
                <text:p>12000.0104230154</text:p>
              </table:table-cell>
              <table:table-cell office:value-type="float" office:value="16800.0001042307">
                <text:p>16800.0001042307</text:p>
              </table:table-cell>
            </table:table-row>
            <table:table-row>
              <table:table-cell office:value-type="string">
                <text:p>3200</text:p>
                <draw:g>
                  <svg:desc>'Exercício 4'.A8:'Exercício 4'.A8</svg:desc>
                </draw:g>
              </table:table-cell>
              <table:table-cell office:value-type="float" office:value="3332.45659250632">
                <text:p>3332.45659250632</text:p>
                <draw:g>
                  <svg:desc>'Exercício 4'.B8:'Exercício 4'.E8</svg:desc>
                </draw:g>
              </table:table-cell>
              <table:table-cell office:value-type="float" office:value="9601.38904793382">
                <text:p>9601.38904793382</text:p>
              </table:table-cell>
              <table:table-cell office:value-type="float" office:value="16000.0138973539">
                <text:p>16000.0138973539</text:p>
              </table:table-cell>
              <table:table-cell office:value-type="float" office:value="22400.0001389742">
                <text:p>22400.0001389742</text:p>
              </table:table-cell>
            </table:table-row>
            <table:table-row>
              <table:table-cell office:value-type="string">
                <text:p>4000</text:p>
                <draw:g>
                  <svg:desc>'Exercício 4'.A9:'Exercício 4'.A9</svg:desc>
                </draw:g>
              </table:table-cell>
              <table:table-cell office:value-type="float" office:value="4165.5707406329">
                <text:p>4165.5707406329</text:p>
                <draw:g>
                  <svg:desc>'Exercício 4'.B9:'Exercício 4'.E9</svg:desc>
                </draw:g>
              </table:table-cell>
              <table:table-cell office:value-type="float" office:value="12001.7363099173">
                <text:p>12001.7363099173</text:p>
              </table:table-cell>
              <table:table-cell office:value-type="float" office:value="20000.0173716924">
                <text:p>20000.0173716924</text:p>
              </table:table-cell>
              <table:table-cell office:value-type="float" office:value="28000.0001737178">
                <text:p>28000.0001737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